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1.45cm" fo:min-width="6.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4cm" fo:min-width="2.7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solid" draw:fill-color="#ffcc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6.9cm" svg:height="1.7cm" svg:x="6.9cm" svg:y="1.6cm">
          <text:p text:style-name="P1"><text:span text:style-name="T1">Action Manag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cm" svg:y1="3.3cm" svg:x2="4.1cm" svg:y2="4.7cm">
          <text:p/>
        </draw:line>
        <draw:line draw:style-name="gr2" draw:text-style-name="P3" draw:layer="layout" svg:x1="10.2cm" svg:y1="3.3cm" svg:x2="8.4cm" svg:y2="4.8cm">
          <text:p/>
        </draw:line>
        <draw:line draw:style-name="gr2" draw:text-style-name="P3" draw:layer="layout" svg:x1="10.2cm" svg:y1="3.3cm" svg:x2="12cm" svg:y2="4.7cm">
          <text:p/>
        </draw:line>
        <draw:line draw:style-name="gr2" draw:text-style-name="P3" draw:layer="layout" svg:x1="10.1cm" svg:y1="3.3cm" svg:x2="16.5cm" svg:y2="4.7cm">
          <text:p/>
        </draw:line>
        <draw:frame draw:style-name="gr3" draw:text-style-name="P5" draw:layer="layout" svg:width="6.408cm" svg:height="1.016cm" svg:x="1.392cm" svg:y="3.284cm">
          <draw:text-box>
            <text:p text:style-name="P4"><text:span text:style-name="T2">void addListener(Action*)</text:span></text:p>
          </draw:text-box>
        </draw:frame>
        <draw:custom-shape draw:style-name="gr4" draw:text-style-name="P7" draw:layer="layout" svg:width="4.6cm" svg:height="1.8cm" svg:x="1.7cm" svg:y="4.9cm">
          <text:p text:style-name="P6">Left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6cm" svg:height="1.8cm" svg:x="5.8cm" svg:y="4.9cm">
          <text:p text:style-name="P6">Right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6cm" svg:height="1.8cm" svg:x="10.001cm" svg:y="4.901cm">
          <text:p text:style-name="P6">Cruise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4.6cm" svg:height="1.8cm" svg:x="14.302cm" svg:y="4.902cm">
          <text:p text:style-name="P6">SlowA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1cm" svg:y1="6.7cm" svg:x2="4.1cm" svg:y2="8.7cm">
          <text:p/>
        </draw:line>
        <draw:line draw:style-name="gr2" draw:text-style-name="P3" draw:layer="layout" svg:x1="8.2cm" svg:y1="6.7cm" svg:x2="8.2cm" svg:y2="8.7cm">
          <text:p/>
        </draw:line>
        <draw:line draw:style-name="gr2" draw:text-style-name="P3" draw:layer="layout" svg:x1="12.4cm" svg:y1="6.7cm" svg:x2="12.4cm" svg:y2="8.7cm">
          <text:p/>
        </draw:line>
        <draw:line draw:style-name="gr2" draw:text-style-name="P3" draw:layer="layout" svg:x1="16.6cm" svg:y1="6.7cm" svg:x2="16.6cm" svg:y2="8.7cm">
          <text:p/>
        </draw:line>
        <draw:frame draw:style-name="gr5" draw:text-style-name="P8" draw:layer="layout" svg:width="3.741cm" svg:height="0.962cm" svg:x="2.197cm" svg:y="9.1cm">
          <draw:text-box>
            <text:p>void listen()</text:p>
          </draw:text-box>
        </draw:frame>
        <draw:frame draw:style-name="gr5" draw:text-style-name="P8" draw:layer="layout" svg:width="3.741cm" svg:height="0.962cm" svg:x="6.298cm" svg:y="9.1cm">
          <draw:text-box>
            <text:p>void listen()</text:p>
          </draw:text-box>
        </draw:frame>
        <draw:frame draw:style-name="gr5" draw:text-style-name="P10" draw:layer="layout" svg:width="3.741cm" svg:height="0.962cm" svg:x="10.498cm" svg:y="9.1cm">
          <draw:text-box>
            <text:p text:style-name="P9"><text:span text:style-name="T3">void listen()</text:span></text:p>
          </draw:text-box>
        </draw:frame>
        <draw:frame draw:style-name="gr5" draw:text-style-name="P10" draw:layer="layout" svg:width="3.741cm" svg:height="0.962cm" svg:x="14.699cm" svg:y="9.1cm">
          <draw:text-box>
            <text:p text:style-name="P9"><text:span text:style-name="T3">void liste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2T12:42:16.295959951</meta:creation-date>
    <dc:date>2017-04-22T13:32:07.495488572</dc:date>
    <meta:editing-duration>PT11M58S</meta:editing-duration>
    <meta:editing-cycles>1</meta:editing-cycles>
    <meta:document-statistic meta:object-count="18"/>
    <meta:generator>LibreOffice/5.1.4.2$Linux_X86_64 LibreOffice_project/10m0$Build-2</meta:generator>
  </office:meta>
</office:document-meta>
</file>